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SimSun" svg:font-family="SimSun, ??????ì???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" svg:font-family="Arial, Arial" style:font-family-generic="swiss" style:font-pitch="variable"/>
    <style:font-face style:name="Calibri" svg:font-family="Calibri, 'MV Boli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4.26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wrap-option="wrap" style:vertical-align="middle"/>
      <style:text-properties style:font-name="Arial" style:font-name-asian="Arial Unicode MS" style:font-name-complex="Arial" style:font-size-complex="5.65000009536743pt" style:language-complex="ar" style:country-complex="SA"/>
    </style:style>
    <style:style style:name="ce13" style:family="table-cell" style:parent-style-name="Default">
      <style:table-cell-properties fo:border-bottom="none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Arial Unicode MS" style:font-name-complex="Arial" style:font-size-complex="5.69999980926514pt" style:language-complex="ar" style:country-complex="SA"/>
    </style:style>
    <style:style style:name="T2" style:family="text">
      <style:text-properties style:font-name="Calibri" fo:font-size="11pt" style:font-name-asian="SimSun" style:font-size-asian="11pt" style:font-name-complex="Calibri" style:font-size-complex="6.30000019073486pt" style:language-complex="ar" style:country-complex="S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1"/>
        <table:table-column table:style-name="co2" table:number-columns-repeated="1017" table:default-cell-style-name="ce2"/>
        <table:table-row table:style-name="ro2">
          <table:table-cell table:style-name="ce1" office:value-type="string">
            <text:p>Filenam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Auditor</text:p>
          </table:table-cell>
          <table:table-cell table:style-name="ce4" office:value-type="string">
            <text:p>Outcome (OK/SECURITY/BADPRACTICE/LEGACY)</text:p>
          </table:table-cell>
          <table:table-cell table:style-name="ce4" office:value-type="string">
            <text:p>Severity (OK/MINOR/MAJOR/FATAL)</text:p>
          </table:table-cell>
          <table:table-cell table:style-name="ce4" office:value-type="string">
            <text:p>GitHub issue</text:p>
          </table:table-cell>
          <table:table-cell table:style-name="ce10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>
            <text:p>admiral-bas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7"/>
        </table:table-row>
        <table:table-row table:style-name="ro2">
          <table:table-cell office:value-type="string">
            <text:p>admiral-base/addorphanedtest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7"/>
        </table:table-row>
        <table:table-row table:style-name="ro4">
          <table:table-cell office:value-type="string">
            <text:p>admiral-base/add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. Should not be copied onto a production system</text:p>
          </table:table-cell>
          <table:table-cell table:number-columns-repeated="1017"/>
        </table:table-row>
        <table:table-row table:style-name="ro5">
          <table:table-cell office:value-type="string">
            <text:p>admiral-base/admiral-demo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admiral-demo/hostconfig.sh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office:value-type="string">
            <text:p>admiral-base/admiral-demo/www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office:value-type="string">
            <text:p>admiral-base/admiral-demo/www/index.html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.partition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7"/>
        </table:table-row>
        <table:table-row table:style-name="ro5">
          <table:table-cell office:value-type="string">
            <text:p>admiral-base/ADMIRAL.READM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admiraladdnew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7"/>
        </table:table-row>
        <table:table-row table:style-name="ro5">
          <table:table-cell office:value-type="string">
            <text:p>admiral-base/admiraldataaccess.sh</text:p>
          </table:table-cell>
          <table:table-cell office:value-type="string">
            <text:p>Y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7"/>
        </table:table-row>
        <table:table-row table:style-name="ro5">
          <table:table-cell office:value-type="string">
            <text:p>admiral-base/admiraldatasetup.sh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4">
          <table:table-cell office:value-type="string">
            <text:p>admiral-base/admiralleaderchange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7"/>
        </table:table-row>
        <table:table-row table:style-name="ro4">
          <table:table-cell office:value-type="string">
            <text:p>admiral-base/admiralmigrate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RGLeader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7"/>
        </table:table-row>
        <table:table-row table:style-name="ro2">
          <table:table-cell office:value-type="string">
            <text:p>admiral-base/admiraltoolsetup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Still refers to admiral-jiscmrd hg repo</text:p>
          </table:table-cell>
          <table:table-cell table:number-columns-repeated="1017"/>
        </table:table-row>
        <table:table-row table:style-name="ro5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4">
          <table:table-cell office:value-type="string">
            <text:p>admiral-base/admiraluserad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del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info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do better exception handling, rather than run scripts as sudo</text:p>
          </table:table-cell>
          <table:table-cell table:number-columns-repeated="1017"/>
        </table:table-row>
        <table:table-row table:style-name="ro5">
          <table:table-cell office:value-type="string">
            <text:p>admiral-base/admiraluserlis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admiralusermanagemen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createapacheuserconfig.sh,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alias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atabank-prox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If implemented using Oauth, this wouldn't be necessary.</text:p>
          </table:table-cell>
          <table:table-cell table:number-columns-repeated="1017"/>
        </table:table-row>
        <table:table-row table:style-name="ro5">
          <table:table-cell office:value-type="string">
            <text:p>admiral-base/apache-defaul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6">
          <table:table-cell office:value-type="string">
            <text:p>admiral-base/apache-default-ss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Apache WebDAV doesn't respect ACLs of authenticated user, so these are implemented as Apache config files on a per-user basis, requiring an apache restart whenever a user is added or removed. This could be implemented by wrapping PyWebDAV. It would also remove a dependency on Apache for anyone who wants to deploy the DataStage web interface in another environment. This config file also contains a hard-coded zoo.ox hostname for LDAP.</text:p>
          </table:table-cell>
          <table:table-cell table:number-columns-repeated="1017"/>
        </table:table-row>
        <table:table-row table:style-name="ro2">
          <table:table-cell office:value-type="string">
            <text:p>admiral-base/apache2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We don't want to be overwriting any pre-existing apache configs.</text:p>
          </table:table-cell>
          <table:table-cell table:number-columns-repeated="1017"/>
        </table:table-row>
        <table:table-row table:style-name="ro5">
          <table:table-cell office:value-type="string">
            <text:p>admiral-base/common-auth</text:p>
          </table:table-cell>
          <table:table-cell table:number-columns-repeated="5"/>
          <table:table-cell office:value-type="string" table:number-columns-spanned="1" table:number-rows-spanned="2">
            <text:p>Out of AD's comfort zone to audit. Not sure we should be overwriting people's PAM configs</text:p>
          </table:table-cell>
          <table:table-cell table:number-columns-repeated="1017"/>
        </table:table-row>
        <table:table-row table:style-name="ro5">
          <table:table-cell office:value-type="string">
            <text:p>admiral-base/common-password</text:p>
          </table:table-cell>
          <table:table-cell table:number-columns-repeated="5"/>
          <table:covered-table-cell office:value-type="string">
            <text:p>Out of AD's comfort zone to audit. Not sure we should be overwriting people's PAM configs</text:p>
          </table:covered-table-cell>
          <table:table-cell table:number-columns-repeated="1017"/>
        </table:table-row>
        <table:table-row table:style-name="ro4">
          <table:table-cell office:value-type="string">
            <text:p>admiral-base/config-fil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to copy onto a system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createapacheuser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See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del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ddtestusers.sh</text:p>
          </table:table-cell>
          <table:table-cell table:number-columns-repeated="1017"/>
        </table:table-row>
        <table:table-row table:style-name="ro2">
          <table:table-cell office:value-type="string">
            <text:p>admiral-base/etcldap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Hard-coded zoo.ox LDAP base DN. We shouldn't be overwriting this stuff</text:p>
          </table:table-cell>
          <table:table-cell table:number-columns-repeated="1017"/>
        </table:table-row>
        <table:table-row table:style-name="ro4">
          <table:table-cell office:value-type="string">
            <text:p>admiral-base/firstboo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10">
            <text:p>10</text:p>
          </table:table-cell>
          <table:table-cell office:value-type="string">
            <text:p>The script is run as root and the major thing is the sudoers file is replaced and <text:s/>the apache site default is replaced. A bunch of shell scripts are copied to /usr/local/sbin.</text:p>
          </table:table-cell>
          <table:table-cell table:number-columns-repeated="1017"/>
        </table:table-row>
        <table:table-row table:style-name="ro5">
          <table:table-cell office:value-type="string">
            <text:p>admiral-base/KERBEROS.NEEDED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Hard coded DC for LDAP config ox.ac.uk</text:p>
          </table:table-cell>
          <table:table-cell table:number-columns-repeated="1017"/>
        </table:table-row>
        <table:table-row table:style-name="ro5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A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is configuration is for Oxford only. It may overwrite any existing CA key and certificate</text:p>
          </table:table-cell>
          <table:table-cell table:number-columns-repeated="1017"/>
        </table:table-row>
        <table:table-row table:style-name="ro2">
          <table:table-cell office:value-type="string">
            <text:p>admiral-base/ldapconfig/makeCertKey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configuration is for Oxford only</text:p>
          </table:table-cell>
          <table:table-cell table:number-columns-repeated="1017"/>
        </table:table-row>
        <table:table-row table:style-name="ro5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howCer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o checks done on the parameter passed to openssl x509</text:p>
          </table:table-cell>
          <table:table-cell table:number-columns-repeated="1017"/>
        </table:table-row>
        <table:table-row table:style-name="ro4">
          <table:table-cell office:value-type="string">
            <text:p>admiral-base/listAdmiralUser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5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2">
          <table:table-cell office:value-type="string">
            <text:p>admiral-base/main.c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7"/>
        </table:table-row>
        <table:table-row table:style-name="ro2">
          <table:table-cell office:value-type="string">
            <text:p>admiral-base/make-admiral-server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s firstboot.sh</text:p>
          </table:table-cell>
          <table:table-cell table:number-columns-repeated="1017"/>
        </table:table-row>
        <table:table-row table:style-name="ro4">
          <table:table-cell office:value-type="string">
            <text:p>admiral-base/make-apache2-cer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e owner of the the directory /etc/ssl/private and certs is changed. On a minor note, attributes like department name, location used in creating the ssl key are hard coded</text:p>
          </table:table-cell>
          <table:table-cell table:number-columns-repeated="1017"/>
        </table:table-row>
        <table:table-row table:style-name="ro5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nrpe.cfg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7"/>
        </table:table-row>
        <table:table-row table:style-name="ro5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2">
          <table:table-cell office:value-type="string">
            <text:p>admiral-base/ntp.con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ntp servers </text:p>
          </table:table-cell>
          <table:table-cell table:number-columns-repeated="1017"/>
        </table:table-row>
        <table:table-row table:style-name="ro4">
          <table:table-cell office:value-type="string">
            <text:p>admiral-base/openssl.c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7"/>
        </table:table-row>
        <table:table-row table:style-name="ro7">
          <table:table-cell office:value-type="string">
            <text:p>admiral-base/postboot-1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Package openssh-server is installed using the –force-yes option. This is not a good idea as we are suppressing options when doing something potentially dangerous. The openssh config file is copied blindly into location. Apt-get calls should be replaced with package dependencies when we start packaging. </text:p>
          </table:table-cell>
          <table:table-cell table:number-columns-repeated="1017"/>
        </table:table-row>
        <table:table-row table:style-name="ro4">
          <table:table-cell office:value-type="string">
            <text:p>admiral-base/postboot-2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7"/>
        </table:table-row>
        <table:table-row table:style-name="ro8">
          <table:table-cell office:value-type="string">
            <text:p>admiral-base/postboot-3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Package is installed using the –force-yes option. This is not a good idea as we are suppressing options when doing something potentially dangerous. Apt-get calls should be replaced with package dependencies when we start packaging. </text:p>
          </table:table-cell>
          <table:table-cell table:number-columns-repeated="1017"/>
        </table:table-row>
        <table:table-row table:style-name="ro5">
          <table:table-cell office:value-type="string">
            <text:p>admiral-base/postboot-4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smb.con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Configured for zoo.ox.ac.uk</text:p>
          </table:table-cell>
          <table:table-cell table:number-columns-repeated="1017"/>
        </table:table-row>
        <table:table-row table:style-name="ro2">
          <table:table-cell office:value-type="string">
            <text:p>admiral-base/sources.lis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Would have to be modified if version of Ubuntu is changed</text:p>
          </table:table-cell>
          <table:table-cell table:number-columns-repeated="1017"/>
        </table:table-row>
        <table:table-row table:style-name="ro5">
          <table:table-cell office:value-type="string">
            <text:p>admiral-base/ssh_confi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sshd_confi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sudoer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is sudoers file is used to overwrite the default sudoers file. See admiral-base/firstboot.sh</text:p>
          </table:table-cell>
          <table:table-cell table:number-columns-repeated="1017"/>
        </table:table-row>
        <table:table-row table:style-name="ro4">
          <table:table-cell office:value-type="string">
            <text:p>admiral-base/testuseracces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testwriteacces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updateadmiralfile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config files copied onto a system overwriting sudoers, ssh, ssl, sources.list 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webauth.con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Oxford specific configuration.</text:p>
          </table:table-cell>
          <table:table-cell table:number-columns-repeated="1017"/>
        </table:table-row>
        <table:table-row table:style-name="ro5">
          <table:table-cell office:value-type="string">
            <text:p>admiral-base/www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fil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folder-closed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folder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minus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plus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black-lin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black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default-lin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default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famfamfam-lin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famfamfam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gray-lin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gray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red-line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images/treeview-red.gi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css/jquery.treeview.cs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direct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http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linux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macos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webdav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ccesswindows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adminusers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docs/fileorganization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image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images/Admiral-logo-284x100.pn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images/ADMIRALogo96x96.pn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images/AdmiralToDataBank-284x100.pn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index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www/js/admiral-config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www/js/jquery-1.4.2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www/js/jquery.treeview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akynthos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akynthos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akynthos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akynthos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behav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devel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ibrg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silk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doc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office:value-type="string">
            <text:p>docs/20110322-ADMIRAL-reflections-JISCMRD-workshop.odp</text:p>
          </table:table-cell>
          <table:table-cell office:value-type="string">
            <text:p>Y</text:p>
          </table:table-cell>
          <table:table-cell office:value-type="string" table:number-columns-spanned="1" table:number-rows-spanned="3">
            <text:p>AR</text:p>
          </table:table-cell>
          <table:table-cell office:value-type="string" table:number-columns-spanned="1" table:number-rows-spanned="3">
            <text:p>OK</text:p>
          </table:table-cell>
          <table:table-cell office:value-type="string" table:number-columns-spanned="1" table:number-rows-spanned="3">
            <text:p>MINOR</text:p>
          </table:table-cell>
          <table:table-cell table:number-columns-spanned="1" table:number-rows-spanned="3"/>
          <table:table-cell office:value-type="string" table:number-columns-spanned="1" table:number-rows-spanned="3">
            <text:p>Should Admiral be renamed to Datastage?</text:p>
          </table:table-cell>
          <table:table-cell table:number-columns-repeated="1017"/>
        </table:table-row>
        <table:table-row table:style-name="ro5">
          <table:table-cell office:value-type="string">
            <text:p>docs/20110322-ADMIRAL-reflections-JISCMRD-workshop.pd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Admiral-demo-background.pd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docs/Admiral-demo-background.sv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/LEGACY</text:p>
          </table:table-cell>
          <table:table-cell office:value-type="string">
            <text:p>MINOR</text:p>
          </table:table-cell>
          <table:table-cell/>
          <table:table-cell office:value-type="string">
            <text:p>Do we need the svg files used in the documentation</text:p>
          </table:table-cell>
          <table:table-cell table:number-columns-repeated="1017"/>
        </table:table-row>
        <table:table-row table:style-name="ro5">
          <table:table-cell office:value-type="string">
            <text:p>docs/Admiral-demo-flow.pdf</text:p>
          </table:table-cell>
          <table:table-cell office:value-type="string">
            <text:p>Y</text:p>
          </table:table-cell>
          <table:table-cell office:value-type="string" table:number-columns-spanned="1" table:number-rows-spanned="6">
            <text:p>AR</text:p>
          </table:table-cell>
          <table:table-cell office:value-type="string" table:number-columns-spanned="1" table:number-rows-spanned="6">
            <text:p>BADPRACTICE/LEGACY</text:p>
          </table:table-cell>
          <table:table-cell office:value-type="string" table:number-columns-spanned="1" table:number-rows-spanned="6">
            <text:p>MINOR</text:p>
          </table:table-cell>
          <table:table-cell table:number-columns-spanned="1" table:number-rows-spanned="6"/>
          <table:table-cell office:value-type="string" table:number-columns-spanned="1" table:number-rows-spanned="6">
            <text:p>These are individual pages / images used in admiral-demo. Do we need to keep them?</text:p>
          </table:table-cell>
          <table:table-cell table:number-columns-repeated="1017"/>
        </table:table-row>
        <table:table-row table:style-name="ro5">
          <table:table-cell office:value-type="string">
            <text:p>docs/Admiral-demo-flow.svg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docs/Admiral-demo-machines.pdf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docs/Admiral-demo-machines.svg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docs/Admiral-demo-summary.pdf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docs/Admiral-demo-summary.svg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docs/Admiral-demo.pdf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R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MINOR</text:p>
          </table:table-cell>
          <table:table-cell table:number-columns-spanned="1" table:number-rows-spanned="4"/>
          <table:table-cell office:value-type="string" table:number-columns-spanned="1" table:number-rows-spanned="4">
            <text:p>Should Admiral be renamed to Datastage?</text:p>
          </table:table-cell>
          <table:table-cell table:number-columns-repeated="1017"/>
        </table:table-row>
        <table:table-row table:style-name="ro5">
          <table:table-cell office:value-type="string">
            <text:p>docs/Admiral-logo-284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Admiral-logo-611x215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Admiral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docs/AdmiralToDataBank.sv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/LEGACY</text:p>
          </table:table-cell>
          <table:table-cell office:value-type="string">
            <text:p>MINOR</text:p>
          </table:table-cell>
          <table:table-cell/>
          <table:table-cell office:value-type="string">
            <text:p>Is this needed?</text:p>
          </table:table-cell>
          <table:table-cell table:number-columns-repeated="1017"/>
        </table:table-row>
        <table:table-row table:style-name="ro2">
          <table:table-cell office:value-type="string">
            <text:p>docs/Apple-logo.svg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images is used in the documentaion, but need not be included in the docs</text:p>
          </table:table-cell>
          <table:table-cell table:number-columns-repeated="1017"/>
        </table:table-row>
        <table:table-row table:style-name="ro5">
          <table:table-cell office:value-type="string">
            <text:p>docs/clipart</text:p>
          </table:table-cell>
          <table:table-cell office:value-type="string">
            <text:p>Y</text:p>
          </table:table-cell>
          <table:table-cell office:value-type="string" table:number-columns-spanned="1" table:number-rows-spanned="9">
            <text:p>AR</text:p>
          </table:table-cell>
          <table:table-cell office:value-type="string" table:number-columns-spanned="1" table:number-rows-spanned="9">
            <text:p>BADPRACTICE</text:p>
          </table:table-cell>
          <table:table-cell office:value-type="string" table:number-columns-spanned="1" table:number-rows-spanned="9">
            <text:p>MINOR</text:p>
          </table:table-cell>
          <table:table-cell table:number-columns-spanned="1" table:number-rows-spanned="9"/>
          <table:table-cell office:value-type="string" table:number-columns-spanned="1" table:number-rows-spanned="9">
            <text:p>The images are used in the admiral-demo presentation but needn't be included as such as a part of the documentation</text:p>
          </table:table-cell>
          <table:table-cell table:number-columns-repeated="1017"/>
        </table:table-row>
        <table:table-row table:style-name="ro5">
          <table:table-cell office:value-type="string">
            <text:p>docs/clipart/Anonymous_Architetto_--_Elefante_01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blackboard_with_standletters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Gerald_G_Woman_Chemist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johnny_automatic_scientist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kattekrab_Clouds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nicubunu_Comic_characters_Laptop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nicubunu_RPG_map_symbols_City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clipart/nicubunu_RPG_map_symbols_Gate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docs/Databank_VM_Installation.tx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This is now included as a part of the databank documentation</text:p>
          </table:table-cell>
          <table:table-cell table:number-columns-repeated="1017"/>
        </table:table-row>
        <table:table-row table:style-name="ro5">
          <table:table-cell office:value-type="string">
            <text:p>docs/databank-logo-1.svg</text:p>
          </table:table-cell>
          <table:table-cell office:value-type="string">
            <text:p>Y</text:p>
          </table:table-cell>
          <table:table-cell office:value-type="string" table:number-columns-spanned="1" table:number-rows-spanned="7">
            <text:p>AR</text:p>
          </table:table-cell>
          <table:table-cell office:value-type="string" table:number-columns-spanned="1" table:number-rows-spanned="7">
            <text:p>BADPRACTICE</text:p>
          </table:table-cell>
          <table:table-cell office:value-type="string" table:number-columns-spanned="1" table:number-rows-spanned="7">
            <text:p>MINOR</text:p>
          </table:table-cell>
          <table:table-cell table:number-columns-spanned="1" table:number-rows-spanned="7"/>
          <table:table-cell office:value-type="string" table:number-columns-spanned="1" table:number-rows-spanned="7">
            <text:p>The images are used in the admiral-demo presentation but needn't be included as such as a part of the documentation</text:p>
          </table:table-cell>
          <table:table-cell table:number-columns-repeated="1017"/>
        </table:table-row>
        <table:table-row table:style-name="ro5">
          <table:table-cell office:value-type="string">
            <text:p>docs/databank-logo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Databank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nicubunu_Comic_characters_Professor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nicubunu_RPG_map_symbols_Fortress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programming-systems-product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docs/question_cedric_bosdonna_01.sv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LICENCE.tx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MANIFEST</text:p>
          </table:table-cell>
          <table:table-cell office:value-type="string">
            <text:p>??</text:p>
          </table:table-cell>
          <table:table-cell office:value-type="string">
            <text:p>AR</text:p>
          </table:table-cell>
          <table:table-cell table:number-columns-repeated="3"/>
          <table:table-cell office:value-type="string">
            <text:p>File does not exist</text:p>
          </table:table-cell>
          <table:table-cell table:number-columns-repeated="1017"/>
        </table:table-row>
        <table:table-row table:style-name="ro2">
          <table:table-cell office:value-type="string">
            <text:p>NOTES.tx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Admiral project notes from 2010 oct 19. The file can be removed</text:p>
          </table:table-cell>
          <table:table-cell table:number-columns-repeated="1017"/>
        </table:table-row>
        <table:table-row table:style-name="ro5">
          <table:table-cell office:value-type="string">
            <text:p>README.rs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spike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Everything in this folder s experimental. It needs to be removed</text:p>
          </table:table-cell>
          <table:table-cell table:number-columns-repeated="1017"/>
        </table:table-row>
        <table:table-row table:style-name="ro4">
          <table:table-cell office:value-type="string">
            <text:p>spike/ajaxcode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the username and password to talk to the oxford instance of Databank and the url endpoint is hard coded</text:p>
          </table:table-cell>
          <table:table-cell table:number-columns-repeated="1017"/>
        </table:table-row>
        <table:table-row table:style-name="ro4">
          <table:table-cell office:value-type="string">
            <text:p>spike/ajaxcode/ajax_databankdatasetlist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the username and password to talk to the oxford instance of Databank and the url endpoint is hard coded</text:p>
          </table:table-cell>
          <table:table-cell table:number-columns-repeated="1017"/>
        </table:table-row>
        <table:table-row table:style-name="ro4">
          <table:table-cell office:value-type="string">
            <text:p>spike/ajaxcode/ajax_databankmetadata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the username and password to talk to the oxford instance of Databank and the url endpoint is hard coded</text:p>
          </table:table-cell>
          <table:table-cell table:number-columns-repeated="1017"/>
        </table:table-row>
        <table:table-row table:style-name="ro5">
          <table:table-cell office:value-type="string">
            <text:p>spike/application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5">
          <table:table-cell office:value-type="string">
            <text:p>spike/applications/Admiral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5">
          <table:table-cell office:value-type="string">
            <text:p>spike/applications/Admiral/admiral-base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spike/applications/Admiral/AsyncComputation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8">
          <table:table-cell office:value-type="string">
            <text:p>spike/applications/Admiral/httpd-proxy.conf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is is a apache config file to reverse proxy to Databank. The address <text:a xlink:href="http://163.1.127.173/">http://163.1.127.173/</text:a> needs to replaced with <text:a xlink:href="https://databank.ora.ox.ac.uk/">https://databank.ora.ox.ac.uk</text:a>. This is specific to Oxford though</text:p>
          </table:table-cell>
          <table:table-cell table:number-columns-repeated="1017"/>
        </table:table-row>
        <table:table-row table:style-name="ro2">
          <table:table-cell office:value-type="string">
            <text:p>spike/applications/Admiral/RESTful</text:p>
          </table:table-cell>
          <table:table-cell office:value-type="string">
            <text:p>Y</text:p>
          </table:table-cell>
          <table:table-cell table:style-name="Default"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</text:p>
          </table:table-cell>
          <table:table-cell office:value-type="string">
            <text:p>Y</text:p>
          </table:table-cell>
          <table:table-cell office:value-type="string" table:number-columns-spanned="1" table:number-rows-spanned="58">
            <text:p>AD</text:p>
          </table:table-cell>
          <table:table-cell office:value-type="string" table:number-columns-spanned="1" table:number-rows-spanned="58">
            <text:p>BADPRACTICE</text:p>
          </table:table-cell>
          <table:table-cell office:value-type="string" table:number-columns-spanned="1" table:number-rows-spanned="58">
            <text:p>MINOR</text:p>
          </table:table-cell>
          <table:table-cell table:number-columns-spanned="1" table:number-rows-spanned="58"/>
          <table:table-cell office:value-type="string" table:number-columns-spanned="1" table:number-rows-spanned="58">
            <text:p>Looks to be a hello-world style application; should not have been committed.</text:p>
          </table:table-cell>
          <table:table-cell table:number-columns-repeated="1017"/>
        </table:table-row>
        <table:table-row table:style-name="ro5">
          <table:table-cell office:value-type="string">
            <text:p>spike/applications/Admiral/RESTful/pylon/go-pyl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at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ata/templat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ata/templates/hello.mako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evelopment.ini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oc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docs/index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ez_setup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dependency_links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entry_points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not-zip-safe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paster_plugins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PKG-INF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requires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SOURCES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top_level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deployment.ini_tmp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environme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middlew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routing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err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hello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app_globa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ba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helpe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mode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mode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bg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favicon.ic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pylons-logo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mplat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mplates/hello.mak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/test_hello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test_mode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websetup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MANIFEST.i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README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setup.cf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setup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helloworld/test.ini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/Readme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Web.py</text:p>
          </table:table-cell>
          <table:table-cell office:value-type="string">
            <text:p>Y</text:p>
          </table:table-cell>
          <table:table-cell office:value-type="string" table:number-columns-spanned="1" table:number-rows-spanned="3">
            <text:p>AR</text:p>
          </table:table-cell>
          <table:table-cell office:value-type="string" table:number-columns-spanned="1" table:number-rows-spanned="3">
            <text:p>BADPRACTICE</text:p>
          </table:table-cell>
          <table:table-cell office:value-type="string" table:number-columns-spanned="1" table:number-rows-spanned="3">
            <text:p>MINOR</text:p>
          </table:table-cell>
          <table:table-cell table:number-columns-spanned="1" table:number-rows-spanned="3"/>
          <table:table-cell office:value-type="string" table:number-columns-spanned="1" table:number-rows-spanned="3">
            <text:p>Looks to be a hello-world style application; should not have been committed.</text:p>
          </table:table-cell>
          <table:table-cell table:number-columns-repeated="1017"/>
        </table:table-row>
        <table:table-row table:style-name="ro5">
          <table:table-cell office:value-type="string">
            <text:p>spike/applications/Admiral/RESTful/Web.py/Readme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Web.py/res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Unused</text:p>
          </table:table-cell>
          <table:table-cell office:value-type="string">
            <text:p>Y</text:p>
          </table:table-cell>
          <table:table-cell office:value-type="string" table:number-columns-spanned="1" table:number-rows-spanned="6">
            <text:p>AR</text:p>
          </table:table-cell>
          <table:table-cell office:value-type="string" table:number-columns-spanned="1" table:number-rows-spanned="6">
            <text:p>BADPRACTICE</text:p>
          </table:table-cell>
          <table:table-cell office:value-type="string" table:number-columns-spanned="1" table:number-rows-spanned="6">
            <text:p>MINOR</text:p>
          </table:table-cell>
          <table:table-cell table:number-columns-spanned="1" table:number-rows-spanned="6"/>
          <table:table-cell office:value-type="string" table:number-columns-spanned="1" table:number-rows-spanned="6">
            <text:p>Looks like it is unused. Should not have been committed.</text:p>
          </table:table-cell>
          <table:table-cell table:number-columns-repeated="1017"/>
        </table:table-row>
        <table:table-row table:style-name="ro5">
          <table:table-cell office:value-type="string">
            <text:p>spike/applications/Admiral/Unused/Logou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Unused/Logout/LogoutHand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Unused/Logout/LogoutResponseHand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Unused/Uti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Unused/Utils/Http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</text:p>
          </table:table-cell>
          <table:table-cell office:value-type="string">
            <text:p>Y</text:p>
          </table:table-cell>
          <table:table-cell office:value-type="string" table:number-columns-spanned="1" table:number-rows-spanned="15">
            <text:p>AR</text:p>
          </table:table-cell>
          <table:table-cell office:value-type="string" table:number-columns-spanned="1" table:number-rows-spanned="15">
            <text:p>LEGACY</text:p>
          </table:table-cell>
          <table:table-cell office:value-type="string" table:number-columns-spanned="1" table:number-rows-spanned="15">
            <text:p>MINOR</text:p>
          </table:table-cell>
          <table:table-cell table:number-columns-spanned="1" table:number-rows-spanned="15"/>
          <table:table-cell office:value-type="string" table:number-columns-spanned="1" table:number-rows-spanned="15">
            <text:p>The source code in use with similar feature set lies in src/SubmitDatasetHandler which is what seems to be used. Bhavana / Graham to confirm this. In that case this should be removed.</text:p>
          </table:table-cell>
          <table:table-cell table:number-columns-repeated="1017"/>
        </table:table-row>
        <table:table-row table:style-name="ro5">
          <table:table-cell office:value-type="string">
            <text:p>spike/applications/Admiral/ViewOrSubmitDatasets/cgi-bi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-bin/cgiparamtes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-bin/cgites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-bin/examplecgi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-bin/simplecgi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-bin/SubmitDatasetHand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GI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css/SubmitDataset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Submission2a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Submission2b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SubmissionMainPa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ViewOrSubmitDatasets/SubmitDatasetPa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</text:p>
          </table:table-cell>
          <table:table-cell office:value-type="string">
            <text:p>Y</text:p>
          </table:table-cell>
          <table:table-cell office:value-type="string" table:number-columns-spanned="1" table:number-rows-spanned="101">
            <text:p>AD</text:p>
          </table:table-cell>
          <table:table-cell office:value-type="string" table:number-columns-spanned="1" table:number-rows-spanned="101">
            <text:p>BADPRACTICE</text:p>
          </table:table-cell>
          <table:table-cell office:value-type="string" table:number-columns-spanned="1" table:number-rows-spanned="101">
            <text:p>MINOR</text:p>
          </table:table-cell>
          <table:table-cell office:value-type="float" office:value="1" table:number-columns-spanned="1" table:number-rows-spanned="101">
            <text:p>1</text:p>
          </table:table-cell>
          <table:table-cell office:value-type="string" table:number-columns-spanned="1" table:number-rows-spanned="10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lications/jQuery/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flat_0_aaaaaa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flat_75_ffffff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55_fbf9e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75_dadada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75_e6e6e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95_fef1ec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highlight-soft_75_ccccc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2e83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454545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88888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cd0a0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jquery-ui-1.8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diagonals-thick_18_b81900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diagonals-thick_20_666666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flat_10_000000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100_f6f6f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100_fdf5c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oss-wave_35_f6a828_50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highlight-soft_100_eeeeee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highlight-soft_75_ffe45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228ef1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ef8c0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ffd27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ffff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jquery-ui-1.7.2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Modal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Mod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changelog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async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bg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demo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image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lar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prerendered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creen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imp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ource.ph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ource.php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il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older-clos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older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min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pl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black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black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default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default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famfamfam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famfamfam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gray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gray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red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r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pack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/jquery.c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/jqu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tod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contextmenu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e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flo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edi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editable.min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son-1.3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mousewheel.3.0.2.zi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mousewhe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tim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3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3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4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7.2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7.2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crollPane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croll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overlay-1.0.4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scrollable-1.0.5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tooltip-1.0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lications/ListDataset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It contains just one file (spike/applications/ListDatasets/ListDatasets.js). If that is not needed, this folder too can go</text:p>
          </table:table-cell>
          <table:table-cell table:number-columns-repeated="1017"/>
        </table:table-row>
        <table:table-row table:style-name="ro2">
          <table:table-cell office:value-type="string">
            <text:p>spike/applications/ListDatasets/ListDatasets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e databank endpoint is hardcoded, along with the username and password </text:p>
          </table:table-cell>
          <table:table-cell table:number-columns-repeated="1017"/>
        </table:table-row>
        <table:table-row table:style-name="ro5">
          <table:table-cell office:value-type="string">
            <text:p>spike/applications/MochiKit</text:p>
          </table:table-cell>
          <table:table-cell office:value-type="string">
            <text:p>Y</text:p>
          </table:table-cell>
          <table:table-cell office:value-type="string" table:number-columns-spanned="1" table:number-rows-spanned="21">
            <text:p>AD</text:p>
          </table:table-cell>
          <table:table-cell office:value-type="string" table:number-columns-spanned="1" table:number-rows-spanned="21">
            <text:p>BADPRACTICE</text:p>
          </table:table-cell>
          <table:table-cell office:value-type="string" table:number-columns-spanned="1" table:number-rows-spanned="21">
            <text:p>MINOR</text:p>
          </table:table-cell>
          <table:table-cell office:value-type="float" office:value="1" table:number-columns-spanned="1" table:number-rows-spanned="21">
            <text:p>1</text:p>
          </table:table-cell>
          <table:table-cell office:value-type="string" table:number-columns-spanned="1" table:number-rows-spanned="2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lications/MochiKit/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lications/RDFManifes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It contains just one file (spike/applications/RDFManifest/RDFManifest.js). If that is not needed, this folder too can go</text:p>
          </table:table-cell>
          <table:table-cell table:number-columns-repeated="1017"/>
        </table:table-row>
        <table:table-row table:style-name="ro2">
          <table:table-cell office:value-type="string">
            <text:p>spike/applications/RDFManifest/RDFManifest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e databank endpoint is hardcoded, along with the username and password </text:p>
          </table:table-cell>
          <table:table-cell table:number-columns-repeated="1017"/>
        </table:table-row>
        <table:table-row table:style-name="ro2">
          <table:table-cell office:value-type="string">
            <text:p>spike/app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The js files in here are also in spike/applications</text:p>
          </table:table-cell>
          <table:table-cell table:number-columns-repeated="1017"/>
        </table:table-row>
        <table:table-row table:style-name="ro2">
          <table:table-cell office:value-type="string">
            <text:p>spike/apps.zip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ot source code. Contains the spike/apps (presumably verbatim). Needs removing.</text:p>
          </table:table-cell>
          <table:table-cell table:number-columns-repeated="1017"/>
        </table:table-row>
        <table:table-row table:style-name="ro5">
          <table:table-cell office:value-type="string">
            <text:p>spike/apps/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spike/apps/css/jquery-ui-1.8.custom.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spike/apps/DatasetBrowser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The path to the included js libraries would have to be modified once they are moved out</text:p>
          </table:table-cell>
          <table:table-cell table:number-columns-repeated="1017"/>
        </table:table-row>
        <table:table-row table:style-name="ro2">
          <table:table-cell office:value-type="string">
            <text:p>spike/apps/DatasetBrowser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e databank username and password is hardcoded</text:p>
          </table:table-cell>
          <table:table-cell table:number-columns-repeated="1017"/>
        </table:table-row>
        <table:table-row table:style-name="ro2">
          <table:table-cell office:value-type="string">
            <text:p>spike/apps/DatasetInformation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The path to the included js libraries would have to be modified once they are moved out</text:p>
          </table:table-cell>
          <table:table-cell table:number-columns-repeated="1017"/>
        </table:table-row>
        <table:table-row table:style-name="ro2">
          <table:table-cell office:value-type="string">
            <text:p>spike/apps/DatasetInformation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e databank username and password is hardcoded</text:p>
          </table:table-cell>
          <table:table-cell table:number-columns-repeated="1017"/>
        </table:table-row>
        <table:table-row table:style-name="ro2">
          <table:table-cell office:value-type="string">
            <text:p>spike/apps/DatasetState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The path to the included js libraries would have to be modified once they are moved out</text:p>
          </table:table-cell>
          <table:table-cell table:number-columns-repeated="1017"/>
        </table:table-row>
        <table:table-row table:style-name="ro2">
          <table:table-cell office:value-type="string">
            <text:p>spike/apps/DatasetState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e databank username and password is hardcoded</text:p>
          </table:table-cell>
          <table:table-cell table:number-columns-repeated="1017"/>
        </table:table-row>
        <table:table-row table:style-name="ro2">
          <table:table-cell office:value-type="string">
            <text:p>spike/apps/HelloWorld.htm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Hello-world style page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spike/apps/js/jquery-1.4.2.js</text:p>
          </table:table-cell>
          <table:table-cell office:value-type="string">
            <text:p>Y</text:p>
          </table:table-cell>
          <table:table-cell office:value-type="string" table:number-columns-spanned="1" table:number-rows-spanned="5">
            <text:p>AD</text:p>
          </table:table-cell>
          <table:table-cell office:value-type="string" table:number-columns-spanned="1" table:number-rows-spanned="5">
            <text:p>BADPRACTICE</text:p>
          </table:table-cell>
          <table:table-cell office:value-type="string" table:number-columns-spanned="1" table:number-rows-spanned="5">
            <text:p>MINOR</text:p>
          </table:table-cell>
          <table:table-cell office:value-type="float" office:value="1" table:number-columns-spanned="1" table:number-rows-spanned="5">
            <text:p>1</text:p>
          </table:table-cell>
          <table:table-cell office:value-type="string" table:number-columns-spanned="1" table:number-rows-spanned="5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.svn</text:p>
          </table:table-cell>
          <table:table-cell office:value-type="string">
            <text:p>Y</text:p>
          </table:table-cell>
          <table:table-cell office:value-type="string" table:number-columns-spanned="1" table:number-rows-spanned="46">
            <text:p>AD</text:p>
          </table:table-cell>
          <table:table-cell office:value-type="string" table:number-columns-spanned="1" table:number-rows-spanned="46">
            <text:p>BADPRACTICE</text:p>
          </table:table-cell>
          <table:table-cell office:value-type="string" table:number-columns-spanned="1" table:number-rows-spanned="46">
            <text:p>MINOR</text:p>
          </table:table-cell>
          <table:table-cell/>
          <table:table-cell office:value-type="string" table:number-columns-spanned="1" table:number-rows-spanned="46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Async.js</text:p>
          </table:table-cell>
          <table:table-cell office:value-type="string">
            <text:p>Y</text:p>
          </table:table-cell>
          <table:table-cell office:value-type="string" table:number-columns-spanned="1" table:number-rows-spanned="32">
            <text:p>AD</text:p>
          </table:table-cell>
          <table:table-cell office:value-type="string" table:number-columns-spanned="1" table:number-rows-spanned="32">
            <text:p>BADPRACTICE</text:p>
          </table:table-cell>
          <table:table-cell office:value-type="string" table:number-columns-spanned="1" table:number-rows-spanned="32">
            <text:p>MINOR</text:p>
          </table:table-cell>
          <table:table-cell office:value-type="float" office:value="1" table:number-columns-spanned="1" table:number-rows-spanned="32">
            <text:p>1</text:p>
          </table:table-cell>
          <table:table-cell office:value-type="string" table:number-columns-spanned="1" table:number-rows-spanned="32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cur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datatyp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js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turt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xm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a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ul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ules.rdf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ur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xmln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.svn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00-shufffl.module.skeleton.js</text:p>
          </table:table-cell>
          <table:table-cell office:value-type="string">
            <text:p>Y</text:p>
          </table:table-cell>
          <table:table-cell office:value-type="string" table:number-columns-spanned="1" table:number-rows-spanned="26">
            <text:p>AD</text:p>
          </table:table-cell>
          <table:table-cell office:value-type="string" table:number-columns-spanned="1" table:number-rows-spanned="26">
            <text:p>BADPRACTICE</text:p>
          </table:table-cell>
          <table:table-cell office:value-type="string" table:number-columns-spanned="1" table:number-rows-spanned="26">
            <text:p>MINOR</text:p>
          </table:table-cell>
          <table:table-cell office:value-type="float" office:value="1" table:number-columns-spanned="1" table:number-rows-spanned="26">
            <text:p>1</text:p>
          </table:table-cell>
          <table:table-cell office:value-type="string" table:number-columns-spanned="1" table:number-rows-spanned="26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AsyncComputa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qunit.testhelp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w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/tes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.svn</text:p>
          </table:table-cell>
          <table:table-cell office:value-type="string">
            <text:p>Y</text:p>
          </table:table-cell>
          <table:table-cell office:value-type="string" table:number-columns-spanned="1" table:number-rows-spanned="58">
            <text:p>AD</text:p>
          </table:table-cell>
          <table:table-cell office:value-type="string" table:number-columns-spanned="1" table:number-rows-spanned="58">
            <text:p>BADPRACTICE</text:p>
          </table:table-cell>
          <table:table-cell office:value-type="string" table:number-columns-spanned="1" table:number-rows-spanned="58">
            <text:p>MINOR</text:p>
          </table:table-cell>
          <table:table-cell/>
          <table:table-cell office:value-type="string" table:number-columns-spanned="1" table:number-rows-spanned="58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existatom.js.svn-base</text:p>
          </table:table-cell>
          <table:table-cell table:style-name="ce4"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test-00-skeleton.j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test-async-computation.js</text:p>
          </table:table-cell>
          <table:table-cell office:value-type="string">
            <text:p>Y</text:p>
          </table:table-cell>
          <table:table-cell office:value-type="string" table:number-columns-spanned="1" table:number-rows-spanned="25">
            <text:p>AD</text:p>
          </table:table-cell>
          <table:table-cell office:value-type="string" table:number-columns-spanned="1" table:number-rows-spanned="25">
            <text:p>BADPRACTICE</text:p>
          </table:table-cell>
          <table:table-cell office:value-type="string" table:number-columns-spanned="1" table:number-rows-spanned="25">
            <text:p>MINOR</text:p>
          </table:table-cell>
          <table:table-cell office:value-type="float" office:value="1" table:number-columns-spanned="1" table:number-rows-spanned="25">
            <text:p>1</text:p>
          </table:table-cell>
          <table:table-cell office:value-type="string" table:number-columns-spanned="1" table:number-rows-spanned="25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test-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assembl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graph-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selec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RDFManifest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The path to the included js libraries would have to be modified once they are moved out</text:p>
          </table:table-cell>
          <table:table-cell table:number-columns-repeated="1017"/>
        </table:table-row>
        <table:table-row table:style-name="ro2">
          <table:table-cell office:value-type="string">
            <text:p>spike/apps/RDFManifest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e databank endpoint is hardcoded, along with the username and password </text:p>
          </table:table-cell>
          <table:table-cell table:number-columns-repeated="1017"/>
        </table:table-row>
        <table:table-row table:style-name="ro2">
          <table:table-cell office:value-type="string">
            <text:p>spike/apps/test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is a test hello-world file. It needs to be removed</text:p>
          </table:table-cell>
          <table:table-cell table:number-columns-repeated="1017"/>
        </table:table-row>
        <table:table-row table:style-name="ro2">
          <table:table-cell office:value-type="string">
            <text:p>spike/curlsample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is a test hello-world file. It needs to be removed</text:p>
          </table:table-cell>
          <table:table-cell table:number-columns-repeated="1017"/>
        </table:table-row>
        <table:table-row table:style-name="ro4">
          <table:table-cell office:value-type="string">
            <text:p>spike/Databank-list-silo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Dthe username and password used with databank is hardcoded. It looks like test script to check if a test silo is returned</text:p>
          </table:table-cell>
          <table:table-cell table:number-columns-repeated="1017"/>
        </table:table-row>
        <table:table-row table:style-name="ro8">
          <table:table-cell office:value-type="string">
            <text:p>spike/databank.hos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is is a apache config file to reverse proxy to Databank. The address <text:a xlink:href="http://163.1.127.173/">http://163.1.127.173/</text:a> needs to replaced with <text:a xlink:href="https://databank.ora.ox.ac.uk/">https://databank.ora.ox.ac.uk</text:a>. This is specific to Oxford though</text:p>
          </table:table-cell>
          <table:table-cell table:number-columns-repeated="1017"/>
        </table:table-row>
        <table:table-row table:style-name="ro5">
          <table:table-cell office:value-type="string">
            <text:p>spike/etc_sudoers</text:p>
          </table:table-cell>
          <table:table-cell table:number-columns-repeated="1023"/>
        </table:table-row>
        <table:table-row table:style-name="ro2">
          <table:table-cell office:value-type="string">
            <text:p>spike/HelloWorld.py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A helloworld example that should not have been committed</text:p>
          </table:table-cell>
          <table:table-cell table:number-columns-repeated="1017"/>
        </table:table-row>
        <table:table-row table:style-name="ro4">
          <table:table-cell office:value-type="string">
            <text:p>spike/listAdmiralUser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2">
          <table:table-cell office:value-type="string">
            <text:p>spike/myhtml.html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file is a hello world equivalent. IT should not be committed</text:p>
          </table:table-cell>
          <table:table-cell table:number-columns-repeated="1017"/>
        </table:table-row>
        <table:table-row table:style-name="ro4">
          <table:table-cell office:value-type="string">
            <text:p>spike/nohup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Seems like any shell script will be executed and the final few lines of the log file are written to stdout in an endless loop (tail -f)</text:p>
          </table:table-cell>
          <table:table-cell table:number-columns-repeated="1017"/>
        </table:table-row>
        <table:table-row table:style-name="ro4">
          <table:table-cell office:value-type="string">
            <text:p>spike/RDFDatabank-delete-zip-dataset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The username and pasword are hardcoded as is the path. This script will delete zip files within admiral-test.</text:p>
          </table:table-cell>
          <table:table-cell table:number-columns-repeated="1017"/>
        </table:table-row>
        <table:table-row table:style-name="ro4">
          <table:table-cell office:value-type="string">
            <text:p>spike/RDFDatabank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e username and password to access databank is hardcoded. It looks like a test script to test Databank's response to different HTTP accept headers</text:p>
          </table:table-cell>
          <table:table-cell table:number-columns-repeated="1017"/>
        </table:table-row>
        <table:table-row table:style-name="ro5">
          <table:table-cell office:value-type="string">
            <text:p>spike/rdfquery.rdfxml</text:p>
          </table:table-cell>
          <table:table-cell office:value-type="string">
            <text:p>Y</text:p>
          </table:table-cell>
          <table:table-cell office:value-type="string" table:number-columns-spanned="1" table:number-rows-spanned="7">
            <text:p>AR</text:p>
          </table:table-cell>
          <table:table-cell office:value-type="string" table:number-columns-spanned="1" table:number-rows-spanned="7">
            <text:p>BADPRACTICE</text:p>
          </table:table-cell>
          <table:table-cell office:value-type="string" table:number-columns-spanned="1" table:number-rows-spanned="7">
            <text:p>MINOR</text:p>
          </table:table-cell>
          <table:table-cell table:number-columns-spanned="1" table:number-rows-spanned="7"/>
          <table:table-cell office:value-type="string" table:number-columns-spanned="1" table:number-rows-spanned="7">
            <text:p>This is test code that can be removed</text:p>
          </table:table-cell>
          <table:table-cell table:number-columns-repeated="1017"/>
        </table:table-row>
        <table:table-row table:style-name="ro5">
          <table:table-cell office:value-type="string">
            <text:p>spike/rdfquery.rdfxml/rdfparse_minimal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rdfquery.rdfxml/rdfparse_minim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rdfquery.rdfxml/test_input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rdfquery.rdfxml/test_input.x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rdfquery.rdfxml/test_output.x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rdfquery.rdfxml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small.zip</text:p>
          </table:table-cell>
          <table:table-cell office:value-type="string">
            <text:p>Y</text:p>
          </table:table-cell>
          <table:table-cell office:value-type="string" table:number-columns-spanned="1" table:number-rows-spanned="66">
            <text:p>AR</text:p>
          </table:table-cell>
          <table:table-cell office:value-type="string" table:number-columns-spanned="1" table:number-rows-spanned="66">
            <text:p>BADPRACTICE</text:p>
          </table:table-cell>
          <table:table-cell office:value-type="string" table:number-columns-spanned="1" table:number-rows-spanned="66">
            <text:p>MINOR</text:p>
          </table:table-cell>
          <table:table-cell table:number-columns-spanned="1" table:number-rows-spanned="66"/>
          <table:table-cell office:value-type="string" table:number-columns-spanned="1" table:number-rows-spanned="66">
            <text:p>Looks like this is the test code for shuffle, which isn't being used.</text:p>
          </table:table-cell>
          <table:table-cell table:number-columns-repeated="1017"/>
        </table:table-row>
        <table:table-row table:style-name="ro5">
          <table:table-cell office:value-type="string">
            <text:p>spike/tes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.zi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README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bad-csv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bad-csv.sh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bad-csv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-graph-c135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-graph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-graph.x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-table-new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-table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csv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graph1.x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graph2.x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ajax-getJSON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ajax-getJSON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ajax-getJSON.x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card_1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card_2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card_3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layout-missingcard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layout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linked-card_1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linked-card_2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loadworkspace-linked-layout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huffl-saveworkspace-layout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data/test-storage-getData.json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images/README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images/rename.sh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README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jquery.arraytab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jquery.model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jquery.readcsv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aja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assembleworkspac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bas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datagraph-drop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datagraph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dataselect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datatab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dataworksheet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freetext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imagegallery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imagenote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-selectfi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cardhandler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loadworkspac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saveworkspac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storage-common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storage-existatom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storage-localfi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-shuffl-storage-webdav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All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AllAtomPub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AllWebDAV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AsyncComputation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AtomPub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/director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/directory/file1.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/directory/file1.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/directory/file2.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test/testdir/test-csv.csv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testacces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spike/testuseracces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spike/uploadnewapp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/LEGACY</text:p>
          </table:table-cell>
          <table:table-cell office:value-type="string">
            <text:p>MINOR</text:p>
          </table:table-cell>
          <table:table-cell/>
          <table:table-cell office:value-type="string">
            <text:p>This tests an old API endpoint of Databank and has the username and password for the Oxford instance of Databank hard coded in it</text:p>
          </table:table-cell>
          <table:table-cell table:number-columns-repeated="1017"/>
        </table:table-row>
        <table:table-row table:style-name="ro4">
          <table:table-cell office:value-type="string">
            <text:p>spike/uploadsmall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/LEGACY</text:p>
          </table:table-cell>
          <table:table-cell office:value-type="string">
            <text:p>MINOR</text:p>
          </table:table-cell>
          <table:table-cell/>
          <table:table-cell office:value-type="string">
            <text:p>This tests an old API endpoint of Databank and has the username and password for the Oxford instance of Databank hard coded in it</text:p>
          </table:table-cell>
          <table:table-cell table:number-columns-repeated="1017"/>
        </table:table-row>
        <table:table-row table:style-name="ro5">
          <table:table-cell office:value-type="string">
            <text:p>spike/usermanagement</text:p>
          </table:table-cell>
          <table:table-cell office:value-type="string">
            <text:p>Y</text:p>
          </table:table-cell>
          <table:table-cell office:value-type="string" table:number-columns-spanned="1" table:number-rows-spanned="8">
            <text:p>AR</text:p>
          </table:table-cell>
          <table:table-cell office:value-type="string" table:number-columns-spanned="1" table:number-rows-spanned="8">
            <text:p>BADPRACTICE</text:p>
          </table:table-cell>
          <table:table-cell office:value-type="string" table:number-columns-spanned="1" table:number-rows-spanned="8">
            <text:p>MINOR</text:p>
          </table:table-cell>
          <table:table-cell table:number-columns-spanned="1" table:number-rows-spanned="8"/>
          <table:table-cell office:value-type="string" table:number-columns-spanned="1" table:number-rows-spanned="8">
            <text:p>These files are not used as the php files being called are missing</text:p>
          </table:table-cell>
          <table:table-cell table:number-columns-repeated="1017"/>
        </table:table-row>
        <table:table-row table:style-name="ro5">
          <table:table-cell office:value-type="string">
            <text:p>spike/usermanagement.zip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leaderchange.html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style.css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useradd.html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userdel.html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usermod.html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spike/usermanagement/usershow.html</text:p>
          </table:table-cell>
          <table:table-cell office:value-type="string">
            <text:p>Y</text:p>
          </table:table-cell>
          <table:covered-table-cell office:value-type="string">
            <text:p>AR</text:p>
          </table:covered-table-cell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spike/wireshark-enable-linux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Isn't this needed only in a development machine? Why do this in all installations?</text:p>
          </table:table-cell>
          <table:table-cell table:number-columns-repeated="1017"/>
        </table:table-row>
        <table:table-row table:style-name="ro2">
          <table:table-cell office:value-type="string">
            <text:p>spike/wireshark-enable-maco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Isn't this needed only in a development machine? Why do this in all installations?</text:p>
          </table:table-cell>
          <table:table-cell table:number-columns-repeated="1017"/>
        </table:table-row>
        <table:table-row table:style-name="ro5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2">
          <table:table-cell office:value-type="string">
            <text:p>spike/zipapps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Creates a zip file of the apps folder. This looks like test code</text:p>
          </table:table-cell>
          <table:table-cell table:number-columns-repeated="1017"/>
        </table:table-row>
        <table:table-row table:style-name="ro2">
          <table:table-cell office:value-type="string">
            <text:p>spike/zipcommands.txt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A readme file for zip command usage. It can be removed</text:p>
          </table:table-cell>
          <table:table-cell table:number-columns-repeated="1017"/>
        </table:table-row>
        <table:table-row table:style-name="ro2">
          <table:table-cell office:value-type="string">
            <text:p>spike/ziptest.sh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Unpacks test.zip. Again this looks like test code</text:p>
          </table:table-cell>
          <table:table-cell table:number-columns-repeated="1017"/>
        </table:table-row>
        <table:table-row table:style-name="ro5">
          <table:table-cell office:value-type="string">
            <text:p>src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keleton file is not used. It should be removed</text:p>
          </table:table-cell>
          <table:table-cell table:number-columns-repeated="1017"/>
        </table:table-row>
        <table:table-row table:style-name="ro2">
          <table:table-cell office:value-type="string">
            <text:p>src/00-admiral.module.skeleton.py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file needs to be filled in, if it is to be used, otherwise it is to be removed</text:p>
          </table:table-cell>
          <table:table-cell table:number-columns-repeated="1017"/>
        </table:table-row>
        <table:table-row table:style-name="ro5">
          <table:table-cell office:value-type="string">
            <text:p>src/AdminUI</text:p>
          </table:table-cell>
          <table:table-cell table:number-columns-repeated="1023"/>
        </table:table-row>
        <table:table-row table:style-name="ro5">
          <table:table-cell office:value-type="string">
            <text:p>src/AdminUI/api.txt</text:p>
          </table:table-cell>
          <table:table-cell table:number-columns-repeated="1023"/>
        </table:table-row>
        <table:table-row table:style-name="ro5">
          <table:table-cell office:value-type="string">
            <text:p>src/AdminUI/css</text:p>
          </table:table-cell>
          <table:table-cell table:number-columns-repeated="1023"/>
        </table:table-row>
        <table:table-row table:style-name="ro5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5">
          <table:table-cell office:value-type="string">
            <text:p>src/AdminUI/html</text:p>
          </table:table-cell>
          <table:table-cell table:number-columns-repeated="1023"/>
        </table:table-row>
        <table:table-row table:style-name="ro5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5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5">
          <table:table-cell office:value-type="string">
            <text:p>src/AdminUI/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5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5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5">
          <table:table-cell office:value-type="string">
            <text:p>src/AdminUI/MiscLib</text:p>
          </table:table-cell>
          <table:table-cell table:number-columns-repeated="1023"/>
        </table:table-row>
        <table:table-row table:style-name="ro5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</text:p>
          </table:table-cell>
          <table:table-cell table:number-columns-repeated="1023"/>
        </table:table-row>
        <table:table-row table:style-name="ro5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5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5">
          <table:table-cell office:value-type="string">
            <text:p>src/Admiral</text:p>
          </table:table-cell>
          <table:table-cell table:number-columns-repeated="1023"/>
        </table:table-row>
        <table:table-row table:style-name="ro5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5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5">
          <table:table-cell office:value-type="string">
            <text:p>src/Admiral/Error.js</text:p>
          </table:table-cell>
          <table:table-cell table:number-columns-repeated="1023"/>
        </table:table-row>
        <table:table-row table:style-name="ro5">
          <table:table-cell office:value-type="string">
            <text:p>src/AllTests</text:p>
          </table:table-cell>
          <table:table-cell table:number-columns-repeated="1023"/>
        </table:table-row>
        <table:table-row table:style-name="ro5">
          <table:table-cell office:value-type="string">
            <text:p>src/AllTests/tests</text:p>
          </table:table-cell>
          <table:table-cell table:number-columns-repeated="1023"/>
        </table:table-row>
        <table:table-row table:style-name="ro5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5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5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5">
          <table:table-cell office:value-type="string">
            <text:p>src/DatasetUtils</text:p>
          </table:table-cell>
          <table:table-cell table:number-columns-repeated="1023"/>
        </table:table-row>
        <table:table-row table:style-name="ro5">
          <table:table-cell office:value-type="string">
            <text:p>src/DatasetUtils/js</text:p>
          </table:table-cell>
          <table:table-cell table:number-columns-repeated="1023"/>
        </table:table-row>
        <table:table-row table:style-name="ro5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5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</text:p>
          </table:table-cell>
          <table:table-cell table:number-columns-repeated="1023"/>
        </table:table-row>
        <table:table-row table:style-name="ro5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5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5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5">
          <table:table-cell office:value-type="string">
            <text:p>src/images</text:p>
          </table:table-cell>
          <table:table-cell table:number-columns-repeated="1023"/>
        </table:table-row>
        <table:table-row table:style-name="ro5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5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5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5">
          <table:table-cell office:value-type="string">
            <text:p>src/jQuery</text:p>
          </table:table-cell>
          <table:table-cell office:value-type="string">
            <text:p>Y</text:p>
          </table:table-cell>
          <table:table-cell office:value-type="string" table:number-columns-spanned="1" table:number-rows-spanned="101">
            <text:p>AR</text:p>
          </table:table-cell>
          <table:table-cell office:value-type="string" table:number-columns-spanned="1" table:number-rows-spanned="101">
            <text:p>BADPRACTICE</text:p>
          </table:table-cell>
          <table:table-cell office:value-type="string" table:number-columns-spanned="1" table:number-rows-spanned="101">
            <text:p>MINOR</text:p>
          </table:table-cell>
          <table:table-cell office:value-type="float" office:value="1" table:number-columns-spanned="1" table:number-rows-spanned="101">
            <text:p>1</text:p>
          </table:table-cell>
          <table:table-cell office:value-type="string" table:number-columns-spanned="1" table:number-rows-spanned="10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rc/jQuery/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flat_0_aaaaaa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flat_75_ffffff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glass_55_fbf9e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glass_75_dadada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glass_75_e6e6e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glass_95_fef1ec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bg_highlight-soft_75_ccccc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icons_2e83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icons_454545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icons_88888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images/ui-icons_cd0a0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smoothness/jquery-ui-1.8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diagonals-thick_18_b81900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diagonals-thick_20_666666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flat_10_000000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glass_100_f6f6f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glass_100_fdf5c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gloss-wave_35_f6a828_50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highlight-soft_100_eeeeee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bg_highlight-soft_75_ffe45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icons_228ef1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icons_ef8c0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icons_ffd27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images/ui-icons_ffff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css/ui-lightness/jquery-ui-1.7.2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Modal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Mod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changelog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async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bg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demo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image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lar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prerendered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screen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simp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source.ph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demo/source.php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fil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folder-clos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folder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min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pl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black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black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default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default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famfamfam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famfamfam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gray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gray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red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images/treeview-r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jquery.treeview.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jquery.treeview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jquery.treeview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jquery.treeview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jquery.treeview.pack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li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lib/jquery.c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lib/jqu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-treeview/tod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contextmenu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e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flo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jedi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jeditable.min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json-1.3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mousewheel.3.0.2.zi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mousewhe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query.tim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1.3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1.3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1.4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ui-1.7.2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ui-1.7.2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crollPane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jScroll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tools.overlay-1.0.4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tools.scrollable-1.0.5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jQuery/tools.tooltip-1.0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iscLib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table:number-columns-repeated="1020"/>
        </table:table-row>
        <table:table-row table:style-name="ro2">
          <table:table-cell office:value-type="string">
            <text:p>src/MiscLib/00-misclib.module.skeleton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keleton file is not used. It should be removed</text:p>
          </table:table-cell>
          <table:table-cell table:number-columns-repeated="1017"/>
        </table:table-row>
        <table:table-row table:style-name="ro5">
          <table:table-cell office:value-type="string">
            <text:p>src/MiscLib/jquery.outerhtml.js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src/MochiKit</text:p>
          </table:table-cell>
          <table:table-cell office:value-type="string">
            <text:p>Y</text:p>
          </table:table-cell>
          <table:table-cell office:value-type="string" table:number-columns-spanned="1" table:number-rows-spanned="21">
            <text:p>AR</text:p>
          </table:table-cell>
          <table:table-cell office:value-type="string" table:number-columns-spanned="1" table:number-rows-spanned="21">
            <text:p>BADPRACTICE</text:p>
          </table:table-cell>
          <table:table-cell office:value-type="string" table:number-columns-spanned="1" table:number-rows-spanned="21">
            <text:p>MINOR</text:p>
          </table:table-cell>
          <table:table-cell office:value-type="float" office:value="1" table:number-columns-spanned="1" table:number-rows-spanned="21">
            <text:p>1</text:p>
          </table:table-cell>
          <table:table-cell office:value-type="string" table:number-columns-spanned="1" table:number-rows-spanned="2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rc/MochiKit/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qunit</text:p>
          </table:table-cell>
          <table:table-cell table:number-columns-repeated="1023"/>
        </table:table-row>
        <table:table-row table:style-name="ro5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5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5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5">
          <table:table-cell office:value-type="string">
            <text:p>src/rdfquery</text:p>
          </table:table-cell>
          <table:table-cell office:value-type="string">
            <text:p>Y</text:p>
          </table:table-cell>
          <table:table-cell office:value-type="string" table:number-columns-spanned="1" table:number-rows-spanned="14">
            <text:p>AR</text:p>
          </table:table-cell>
          <table:table-cell office:value-type="string" table:number-columns-spanned="1" table:number-rows-spanned="14">
            <text:p>BADPRACTICE</text:p>
          </table:table-cell>
          <table:table-cell office:value-type="string" table:number-columns-spanned="1" table:number-rows-spanned="14">
            <text:p>MINOR</text:p>
          </table:table-cell>
          <table:table-cell office:value-type="float" office:value="1" table:number-columns-spanned="1" table:number-rows-spanned="14">
            <text:p>1</text:p>
          </table:table-cell>
          <table:table-cell office:value-type="string" table:number-columns-spanned="1" table:number-rows-spanned="14">
            <text:p>Bundled JS library. Needs removing. <text:a xlink:href="http://code.google.com/p/rdfquery/">http://code.google.com/p/rdfquery/</text:a></text:p>
          </table:table-cell>
          <table:table-cell table:number-columns-repeated="1017"/>
        </table:table-row>
        <table:table-row table:style-name="ro5">
          <table:table-cell office:value-type="string">
            <text:p>src/rdfquery/jquery.cur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datatyp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.js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.turt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.xm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a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query.core-1.0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dfquery.core.min-1.0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ul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rules.rdf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ur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rdfquery/jquery.xmln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rc/SelectDataset</text:p>
          </table:table-cell>
          <table:table-cell table:number-columns-repeated="1023"/>
        </table:table-row>
        <table:table-row table:style-name="ro5">
          <table:table-cell office:value-type="string">
            <text:p>src/SelectDataset/css</text:p>
          </table:table-cell>
          <table:table-cell table:number-columns-repeated="1023"/>
        </table:table-row>
        <table:table-row table:style-name="ro5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5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9">
          <table:table-cell office:value-type="string">
            <text:p>src/SubmitDatasetHandler/cgi-bin/SubmitDatasetConfirmationHandler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 office:value-type="float" office:value="9">
            <text:p>9</text:p>
          </table:table-cell>
          <table:table-cell table:style-name="ce12" office:value-type="string">
            <text:p><text:span text:style-name="T1">The dataset submission page doesn't validate the directory path to be submitted, so </text:span></text:p>
            <text:p><text:span text:style-name="T2">a malicious user can submit other users' (private) files</text:span></text:p>
          </table:table-cell>
          <table:table-cell table:number-columns-repeated="1017"/>
        </table:table-row>
        <table:table-row table:style-name="ro5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UI</text:p>
          </table:table-cell>
          <table:table-cell table:number-columns-repeated="1023"/>
        </table:table-row>
        <table:table-row table:style-name="ro5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5">
          <table:table-cell office:value-type="string">
            <text:p>test</text:p>
          </table:table-cell>
          <table:table-cell table:number-columns-repeated="1023"/>
        </table:table-row>
        <table:table-row table:style-name="ro5">
          <table:table-cell office:value-type="string">
            <text:p>test/FileShar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rllib2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7"/>
        </table:table-row>
        <table:table-row table:style-name="ro5">
          <table:table-cell office:value-type="string">
            <text:p>test/MiscLib</text:p>
          </table:table-cell>
          <table:table-cell table:number-columns-repeated="1023"/>
        </table:table-row>
        <table:table-row table:style-name="ro5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5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</text:p>
          </table:table-cell>
          <table:table-cell table:number-columns-repeated="1023"/>
        </table:table-row>
        <table:table-row table:style-name="ro5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test/RDFDatabank</text:p>
          </table:table-cell>
          <table:table-cell office:value-type="string">
            <text:p>Y</text:p>
          </table:table-cell>
          <table:table-cell table:style-name="ce7" office:value-type="string" table:number-columns-spanned="1" table:number-rows-spanned="67">
            <text:p>AR</text:p>
          </table:table-cell>
          <table:table-cell office:value-type="string" table:number-columns-spanned="1" table:number-rows-spanned="67">
            <text:p>LEGACY</text:p>
          </table:table-cell>
          <table:table-cell office:value-type="string" table:number-columns-spanned="1" table:number-rows-spanned="67">
            <text:p>MINOR</text:p>
          </table:table-cell>
          <table:table-cell table:number-columns-spanned="1" table:number-rows-spanned="67"/>
          <table:table-cell office:value-type="string" table:number-columns-spanned="1" table:number-rows-spanned="67">
            <text:p>The test code for Databank was initially written by DG (in the early days of Admiral) and I then took over writing the test code for Databank and this now lives within Databank and can be removed from Datastage</text:p>
          </table:table-cell>
          <table:table-cell table:number-columns-repeated="1017"/>
        </table:table-row>
        <table:table-row table:style-name="ro5">
          <table:table-cell office:value-type="string">
            <text:p>test/RDFDatabank/dat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manifest2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/file1.c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1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1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1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1/file1.c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1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2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directory2/file2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dir2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2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/1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/1b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3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1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1b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2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testrdf4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ata/ziptestdir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deletezips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getmanifest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RDFDatabankConfig.p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test/RDFDatabank/rdfextras</text:p>
          </table:table-cell>
          <table:table-cell office:value-type="string">
            <text:p>Y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LEGACY</text:p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7"/>
        </table:table-row>
        <table:table-row table:style-name="ro5">
          <table:table-cell office:value-type="string">
            <text:p>test/RDFDatabank/rdfextra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algebra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compon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evalu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operato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process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CSV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Database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describ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EARL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FixTypeView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path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QueryRunn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Query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rdfpip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sparq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</text:p>
          </table:table-cell>
          <table:table-cell office:value-type="string">
            <text:p>Y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7"/>
        </table:table-row>
        <table:table-row table:style-name="ro5">
          <table:table-cell office:value-type="string">
            <text:p>test/RDFDatabank/rdf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collectio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comp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ev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exce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namespac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memo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notatio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ntriple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embeddedrdf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litera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o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par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st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transform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transform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a/transform/headabou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pars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turtl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erializers/xml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plugins/sleepyca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serializ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sto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term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lib/uti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8">
          <table:table-cell office:value-type="string">
            <text:p>test/RDFDatabank/TestSubmission.py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The test code for Databank was initially written by DG (in the early days of Admiral) and I then took over writing the test code for Databank and this now lives within Databank and can be removed from Datastage</text:p>
          </table:table-cell>
          <table:table-cell table:number-columns-repeated="1017"/>
        </table:table-row>
        <table:table-row table:style-name="ro5">
          <table:table-cell office:value-type="string">
            <text:p>test/test</text:p>
          </table:table-cell>
          <table:table-cell table:number-columns-repeated="1023"/>
        </table:table-row>
        <table:table-row table:style-name="ro5">
          <table:table-cell office:value-type="string">
            <text:p>test/TestLib</text:p>
          </table:table-cell>
          <table:table-cell table:number-columns-repeated="1023"/>
        </table:table-row>
        <table:table-row table:style-name="ro5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5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5">
          <table:table-cell office:value-type="string">
            <text:p>test/ZipTest</text:p>
          </table:table-cell>
          <table:table-cell table:number-columns-repeated="1023"/>
        </table:table-row>
        <table:table-row table:style-name="ro5">
          <table:table-cell office:value-type="string">
            <text:p>test/ZipTest/tests</text:p>
          </table:table-cell>
          <table:table-cell table:number-columns-repeated="1023"/>
        </table:table-row>
        <table:table-row table:style-name="ro5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5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5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5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5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5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 office:value-type="string">
            <text:p>Completion</text:p>
          </table:table-cell>
          <table:table-cell table:style-name="ce6" table:formula="of:=COUNTA([.B2:.B1336])/ROWS([.B2:.B1336])" office:value-type="percentage" office:value="0.759550561797753">
            <text:p>75.96%</text:p>
          </table:table-cell>
          <table:table-cell table:style-name="ce8" table:number-columns-repeated="4"/>
          <table:table-cell table:style-name="ce13"/>
          <table:table-cell table:number-columns-repeated="1017"/>
        </table:table-row>
        <table:table-row table:style-name="ro5">
          <table:table-cell table:number-columns-repeated="2"/>
          <table:table-cell table:style-name="ce9"/>
          <table:table-cell table:number-columns-repeated="1021"/>
        </table:table-row>
        <table:table-row table:style-name="ro5" table:number-rows-repeated="641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G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imSun" svg:font-family="SimSun, ??????ì???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" svg:font-family="Arial, Arial" style:font-family-generic="swiss" style:font-pitch="variable"/>
    <style:font-face style:name="Calibri" svg:font-family="Calibri, 'MV Boli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08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10-18T08:48:24.65</dc:date>
    <dc:creator>Anusha ran</dc:creator>
    <meta:editing-duration>PT32H38M02S</meta:editing-duration>
    <meta:editing-cycles>19</meta:editing-cycles>
    <meta:generator>OpenOffice.org/3.2$Win32 OpenOffice.org_project/320m18$Build-9502</meta:generator>
    <meta:document-statistic meta:table-count="3" meta:cell-count="3142" meta:object-count="0"/>
  </office:meta>
</office:document-meta>
</file>